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Heading" style:master-page-name="MP0">
      <style:paragraph-properties style:page-number="auto" fo:break-before="page"/>
    </style:style>
    <style:style style:name="T1" style:family="text">
      <style:text-properties officeooo:rsid="001fe54b"/>
    </style:style>
    <style:style style:name="T2" style:family="text">
      <style:text-properties officeooo:rsid="00203cbc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ZIONE PROGETTAZIONE CONCETTUALE</text:p>
      <text:p text:style-name="Subtitle">a corredo dello schema concettuale</text:p>
      <text:h text:style-name="Heading_20_1" text:outline-level="1">Vincoli di integrità</text:h>
      <text:h text:style-name="Heading_20_3" text:outline-level="3">Entità Users</text:h>
      <text:list xml:id="list2972084625" text:style-name="L1">
        <text:list-item>
          <text:p text:style-name="P1">id: string, identificatore interno e semplice dell'entità. Attributo obbligatorio e monovalore.</text:p>
        </text:list-item>
        <text:list-item>
          <text:p text:style-name="P1">nickname: string, obbligatorio e monovalore.</text:p>
        </text:list-item>
        <text:list-item>
          <text:p text:style-name="P1">email: string, obbligatorio e monovalore.</text:p>
        </text:list-item>
      </text:list>
      <text:p text:style-name="Text_20_body">nickname e email sono un identificatore interno e composto.</text:p>
      <text:list xml:id="list2449926173" text:style-name="L2">
        <text:list-item>
          <text:p text:style-name="P2">name: string, obbligatorio e monovalore.</text:p>
        </text:list-item>
        <text:list-item>
          <text:p text:style-name="P2">surname: string, obbligatorio e monovalore.</text:p>
        </text:list-item>
        <text:list-item>
          <text:p text:style-name="P2">password: stirng, obbligatorio e monovalore.</text:p>
        </text:list-item>
      </text:list>
      <text:p text:style-name="Text_20_body">Partecipa all'associazione binaria observed, con cardinalità (0,n) quindi ogni istanza di Users può partecipare ad un numero qualsiasi di istanze di observed, anche nessuna. La seconda entità che partecipa all'associazione è l'entità Manches, in particolare vi partecipa con cardinalità (0,n), allo stesso modo di Users.</text:p>
      <text:p text:style-name="Text_20_body">Le entità Admin e Player possiedono due identificatori esterni, di cui uno semplice e uno composto. Il primo è l'attributo id dell'entità Users, mentre il secondo è formato dagli attributi nickname e email della medesima entità.</text:p>
      <text:h text:style-name="Heading_20_3" text:outline-level="3">Entità Moves</text:h>
      <text:list xml:id="list695547332" text:style-name="L3">
        <text:list-item>
          <text:p text:style-name="P3">moveType: {consonante, vocale, "perde", "errore", "passa", "jolly", "soluzione"}, obbligatorio e monovalore.</text:p>
        </text:list-item>
        <text:list-item>
          <text:p text:style-name="P3">outcome: {0,-1}, obbligatorio e monovalore.</text:p>
        </text:list-item>
      </text:list>
      <text:list xml:id="list94542960252130" text:style-name="L1">
        <text:list-item>
          <text:p text:style-name="P1">moveId: string, identificatore interno e semplice dell'entità. Attributo obbligatorio e monovalore.</text:p>
        </text:list-item>
      </text:list>
      <text:p text:style-name="Text_20_body">Partecipa alle seguenti associazioni binarie:</text:p>
      <text:list xml:id="list1782430877" text:style-name="L4">
        <text:list-item>
          <text:p text:style-name="P4">contain, con cardinalità (1,1), quindi ogni istanza di Moves deve obbligatoriamente partecipare ad una ed una sola istanza dell'associazione. La seconda entità che partecipa all'associazione è l'entità Manches, in particolare vi partecipa con cardinalità (0,n), perciò ogni sua istanza può partecipare ad un numero qualsiasi di istanze di contain, anche nessuna.</text:p>
        </text:list-item>
        <text:list-item>
          <text:p text:style-name="P4"><text:soft-page-break/>made, insieme all'entità Player e con le medesime cardinalità della precedente associazione, ossia (1,1) per Moves e (0,n) per Player.</text:p>
        </text:list-item>
      </text:list>
      <text:h text:style-name="Heading_20_3" text:outline-level="3">Entità Matches</text:h>
      <text:list xml:id="list2191363761" text:style-name="L5">
        <text:list-item>
          <text:p text:style-name="P5">id: string, identificatore interno e semplice dell'entità. Attributo obbligatorio e monovalore.</text:p>
        </text:list-item>
        <text:list-item>
          <text:p text:style-name="P5">date: string, obbligatorio e monovalore.</text:p>
        </text:list-item>
        <text:list-item>
          <text:p text:style-name="P5">time: string, obbligatorio e monovalore.</text:p>
        </text:list-item>
      </text:list>
      <text:p text:style-name="Text_20_body">Partecipa alle seguenti associazioni binarie:</text:p>
      <text:list xml:id="list418424090" text:style-name="L6">
        <text:list-item>
          <text:p text:style-name="P6">won, con cardinalità (0,1) quindi ogni istanza di Matches può partecipare al massimo ad una sola istanza di won. L'altra partecipante è l'entità Player con cardinalità (0,n) perciò senza particolari vincoli per quanto riguarda il numero minimo o massimo di istanze.<text:line-break/>Tale associazione contiene un attributo amount, di dominio int.</text:p>
        </text:list-item>
        <text:list-item>
          <text:p text:style-name="P6">is made of, con cardinalità (1,5), ciò significa che ogni sua istanza deve obbligatoriamente partecipare a massimo cinque istanze dell'associazione. L'altra partecipante è l'associazione Manches, con cardinalità (1,1), quindi ogni sua istanza deve partecipare a una e una sola istanza di is made of.</text:p>
        </text:list-item>
      </text:list>
      <text:h text:style-name="Heading_20_3" text:outline-level="3">Entità Phrase<text:span text:style-name="T1">s</text:span></text:h>
      <text:list xml:id="list777531955" text:style-name="L7">
        <text:list-item>
          <text:p text:style-name="P7">phrase: string, identificatore interno e semplice. Attributo obbligatorio e monovalore.</text:p>
        </text:list-item>
        <text:list-item>
          <text:p text:style-name="P7">theme: string, obbligatorio e monovalore.</text:p>
        </text:list-item>
      </text:list>
      <text:p text:style-name="Text_20_body">Partecipa all'associazione binaria use con cardinalità (0,1), quindi ogni sua istanza può partecipare massimo ad una ed una sola istanza dell'associazione. L'altra entità che partecipa a use è Manches con cardinalità (1,1), perciò ogni sua istanza deve partecipare ad una ed una sola istanza di use.</text:p>
      <text:h text:style-name="Heading_20_3" text:outline-level="3">Entità Manches</text:h>
      <text:list xml:id="list2662589232" text:style-name="L8">
        <text:list-item>
          <text:p text:style-name="P8">number: int, obbligatorio e monovalore.</text:p>
        </text:list-item>
      </text:list>
      <text:p text:style-name="Text_20_body">Possiede un identificatore misto composto da <text:span text:style-name="T2">due</text:span> attriburi: number, id appartenente all'entità Matches.</text:p>
      <text:p text:style-name="Text_20_body">Oltre alle associazioni già descritte, Manches partecipa inoltre a:</text:p>
      <text:list xml:id="list763731466" text:style-name="L9">
        <text:list-item>
          <text:p text:style-name="P9">won con cardinalità (0,1), cioè ogni istanza di Manches può partecipare a massimo una istanza di won, insieme all'entità Player con (0,n), ossia senza particolari vincoli. Inoltre won possiede anche l'attributo amount, di dominio int.</text:p>
        </text:list-item>
        <text:list-item>
          <text:p text:style-name="P9">played con cardinalità (3,3), perciò ogni istanza della corrente entità deve partecipare per tre volte a non più di tre istanze di played. Vi partecipa insieme all'entità Player, la quale è partecipe con cardinalità (0,n), come nella precedente.</text:p>
        </text:list-item>
      </text:list>
      <text:h text:style-name="Heading_20_1" text:outline-level="1"><text:soft-page-break/>Generalizzazione</text:h>
      <text:p text:style-name="Text_20_body">è presente una gerarchia di generalizzazione che coinvolge le entità Users, padre, Player e Admin, figli. In particolare, questa è totale ed esclusiva in quanto ogni istanza del padre è istanza di una e una sola entità figl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creation-date>2019-08-09T22:22:00Z</meta:creation-date>
    <dc:date>2019-08-25T15:25:02.765293380</dc:date>
    <meta:editing-cycles>9</meta:editing-cycles>
    <meta:editing-duration>PT3H19M23S</meta:editing-duration>
    <meta:document-statistic meta:table-count="0" meta:image-count="0" meta:object-count="0" meta:page-count="3" meta:paragraph-count="39" meta:word-count="591" meta:character-count="4091" meta:non-whitespace-character-count="3560"/>
    <meta:template xlink:type="simple" xlink:actuate="onRequest" xlink:title="" xlink:href="Normal.dotm"/>
  </office:meta>
</office:document-meta>
</file>